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32cm" style:rel-column-width="16315*"/>
    </style:style>
    <style:style style:name="Table1.B" style:family="table-column">
      <style:table-column-properties style:column-width="4.392cm" style:rel-column-width="16934*"/>
    </style:style>
    <style:style style:name="Table1.C" style:family="table-column">
      <style:table-column-properties style:column-width="8.375cm" style:rel-column-width="3228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23" style:family="table-row">
      <style:table-row-properties style:min-row-height="0.598cm"/>
    </style:style>
    <style:style style:name="Table3" style:family="table">
      <style:table-properties style:width="16.999cm" table:align="margins"/>
    </style:style>
    <style:style style:name="Table3.A" style:family="table-column">
      <style:table-column-properties style:column-width="0.875cm" style:rel-column-width="496*"/>
    </style:style>
    <style:style style:name="Table3.B" style:family="table-column">
      <style:table-column-properties style:column-width="16.124cm" style:rel-column-width="9141*"/>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1" style:family="table-column">
      <style:table-column-properties style:column-width="5.345cm" style:rel-column-width="3030*"/>
    </style:style>
    <style:style style:name="Table3.B2.2" style:family="table-column">
      <style:table-column-properties style:column-width="5.08cm" style:rel-column-width="2880*"/>
    </style:style>
    <style:style style:name="Table3.B2.3" style:family="table-column">
      <style:table-column-properties style:column-width="5.696cm" style:rel-column-width="3229*"/>
    </style:style>
    <style:style style:name="Table3.B2.3.1"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Heading_20_1">
      <style:paragraph-properties fo:break-before="page"/>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Meta-Engine</text:p>
      <text:p text:style-name="P1"/>
      <text:p text:style-name="P1">Developers Notebook<text:line-break/><text:line-break/></text:p>
      <text:p text:style-name="P2">J. Hamm 6/12/2007</text:p>
      <text:p text:style-name="Standard"/>
      <text:p text:style-name="Standard"/>
      <text:p text:style-name="Standard"/>
      <text:h text:style-name="P3" text:outline-level="1">Why a New Code-Base for the Old FDTD Program?</text:h>
      <text:p text:style-name="Standard"/>
      <text:p text:style-name="Standard">The max3d FDTD codes were developed some years ago and have proven to work very stable. However, as the code was getting older and the original contributors have left the group, no serious development has been taken place in a while. In addition, people had developed various versions by modifying the original code, in order to fix some of the shortcomings, such as a 2D version, a complex version, a version with HDF5 output, and more recently, a parallel version. None of those can be considered serious development efforts as the changes were never integrated back into a main trunk.</text:p>
      <text:p text:style-name="Standard"/>
      <text:p text:style-name="Standard">The original code (written by S. Scholz) was centred around the electromagnetic FDTD algorithm with PMLs as boundary conditions (implemented by A.Klaedtke). This part has been carefully designed, but the code was not modular enough to flexibly integrate other parts, such as sources and materials, with the core algorithm in a seamless way.</text:p>
      <text:p text:style-name="Standard"/>
      <text:p text:style-name="Standard">The new code will allow to integrate any kind of material equations over given spatial regions, but also allow to compile different versions of the engine, <text:s/>a parallel version, a 2D version and a complex field version. Non-uniform grids, different output formats and a tensorial epsilon are planned.</text:p>
      <text:p text:style-name="Standard"/>
      <text:p text:style-name="Standard">Last but not least, the old code never featured a proper geometry preprocessor. Users had to write their own code to set up a specific epsilon geometry and compile it into the code. Examples are the Opal code, the Micro-disk code or the crossed wave-guide version.</text:p>
      <text:p text:style-name="Standard"><text:s/></text:p>
      <text:p text:style-name="Standard">Over the years a lot of research has been done on various structures and materials with the help of FDTD codes developed in the group. The meta-code aims to integrate this knowledge back into a flexible FDTD framework and to extend <text:s/>its functionality over time. </text:p>
      <text:p text:style-name="Standard"/>
      <text:h text:style-name="Heading_20_1" text:outline-level="1">Why a New Project Name?</text:h>
      <text:p text:style-name="Text_20_body"/>
      <text:p text:style-name="Text_20_body">The new code base leaves the old fdtd and pml core algorithms and the newer, working MPI communication untouched. However, a complete redesign of the modules and a focus shift from pure FDTD to meta-materials and structure has been undertaken, and the name “meta” seems more suitable. As far as the electromagnetic fields are concerned, the core algorithm is still FDTD.</text:p>
      <text:p text:style-name="Text_20_body"/>
      <text:h text:style-name="Heading_20_1" text:outline-level="1">This Document ...</text:h>
      <text:p text:style-name="Text_20_body"/>
      <text:p text:style-name="Text_20_body">... serves as a loose collection of notes and design considerations. It may be used as a starting point for reading as it contains links to other documentation. As the project develops efforts will be made to keep this document up-to-date.</text:p>
      <text:h text:style-name="P3" text:outline-level="1">The Meta-Code Structure</text:h>
      <text:p text:style-name="Text_20_body"/>
      <text:p text:style-name="Text_20_body">The <text:span text:style-name="T1">meta-code</text:span> consists of three parts: the <text:span text:style-name="T1">meta-config</text:span> pre-processor, the <text:span text:style-name="T1">meta-engine</text:span> and a series of post-processing scripts. </text:p>
      <text:p text:style-name="Text_20_body">The <text:span text:style-name="T1">meta-engine</text:span> is entirely written in Fortran-90 and can link against the MPI library. It makes extensive use of the M4 macro processor to allow for conditional compilation and more flexible macro language constructs. The decision to use Fortran-90 is motivated by the fact that the original code was written in Fortran-90 and that Fortran-90's build-in arrays and complex numbers are suitable for the application. Performance is good to excellent and compilers are available for desktops as well as for all high-performance computing platforms.</text:p>
      <text:p text:style-name="Text_20_body">The <text:span text:style-name="T1">meta-config</text:span> <text:s/>pre-processor is a configuration file parser written in the Perl scripting language and a object geometry processor written in C++. Perl is widely available and allows us to define a flexible configuration file format. C++'s object oriented capabilities are perfectly suited for configuring complex geometries.</text:p>
      <text:p text:style-name="Text_20_body"><text:span text:style-name="T1">Post-processing</text:span>, if required, is performed by a collection of scripts, mainly to process and stitch together output files which are generated if the engine is running in parallel.</text:p>
      <text:p text:style-name="Text_20_body">All the tools required should be available on standard Linux or Unix platforms. A simple Makefile <text:s/>structure allows to build the code with various compilers.</text:p>
      <text:p text:style-name="Text_20_body"/>
      <text:h text:style-name="Heading_20_1" text:outline-level="1">Engine Platform Tests</text:h>
      <text:p text:style-name="Text_20_body"/>
      <text:p text:style-name="Text_20_body">So far the meta-engine has been successfully build and run on the following platforms:</text:p>
      <text:p text:style-name="Text_20_body"/>
      <text:p text:style-name="Text_20_body">Windows/cygwin compiled with gnu gcc 4.2.2</text:p>
      <text:p text:style-name="Text_20_body">Linux/i686 compiled with gnu gcc 4.1.0</text:p>
      <text:p text:style-name="Text_20_body">Linux/x86_64 compiled with gnu gcc 4.1.0</text:p>
      <text:p text:style-name="Text_20_body">Linux/x86_64 compiled with pgi 7.0</text:p>
      <text:p text:style-name="Text_20_body">Linux/x86_64 compiled with intel 10.0</text:p>
      <text:p text:style-name="Text_20_body">NEC SX-6B compiled with SX cross-compiler set.</text:p>
      <text:p text:style-name="Text_20_body"/>
      <text:h text:style-name="Heading_20_1" text:outline-level="1">Engine Scalability and Performance</text:h>
      <text:p text:style-name="Text_20_body"/>
      <text:p text:style-name="Text_20_body">The meta-engine is the computational core of the meta-code. As such it is designed to perform on huge grids, in one, two and three spatial dimensions. The core loop structure is optimised for performance for each of these versions, by using a code replacement technique which is implemented by using the M4 macro preprocessor. While, the one and two dimensional version do not pose severe requirements on memory and CPU for most systems, the three-dimensional version does even for small system diameters. <text:s/></text:p>
      <text:p text:style-name="Text_20_body"/>
      <text:p text:style-name="Text_20_body">A parallel MPI version can be compiled that has proven to scale excellent on a cluster of compute nodes. The measured speed-up for a relatively small system was almost linear for up to 30 nodes.</text:p>
      <text:p text:style-name="Text_20_body"/>
      <text:p text:style-name="Text_20_body">Both, the MPI and non-MPI version can be compiled with OPENMP parallelisation of the core loops. The performance gain depends on the underlying hardware. On a dual core Pentium processor we measured <text:s/>a speed-up of 20%. This relatively poor result is due to the fact that the CPU cores share the same memory bus and that the engine code is mostly memory bound. Better scalability is expected on SMP systems with a scalable memory architecture.</text:p>
      <text:p text:style-name="Text_20_body"/>
      <text:h text:style-name="Heading_20_1" text:outline-level="1">The Engine Source Files</text:h>
      <text:p text:style-name="Text_20_body"/>
      <text:p text:style-name="Text_20_body">The engine source consists of a series of Fortran .f90 files. In addition there are some supplemental .m4 files which contain M4 macro definitions which are applied to every .f90 file before compilation. Each .f90 file contains a single Fortran-90 module definition of the same name. mat.f90 for example defines a module named “mat” which can be used by other modules using the “use mat” statement. </text:p>
      <text:p text:style-name="Text_20_body"/>
      <text:p text:style-name="Text_20_body">The following table offers a brief description of each module:</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Contents">Module name</text:p>
          </table:table-cell>
          <table:table-cell table:style-name="Table1.A1" office:value-type="string">
            <text:p text:style-name="Table_20_Contents">Classification</text:p>
          </table:table-cell>
          <table:table-cell table:style-name="Table1.C1" office:value-type="string">
            <text:p text:style-name="Table_20_Contents">Description</text:p>
          </table:table-cell>
        </table:table-row>
        <table:table-row>
          <table:table-cell table:style-name="Table1.A2" office:value-type="string">
            <text:p text:style-name="Table_20_Contents">meta</text:p>
          </table:table-cell>
          <table:table-cell table:style-name="Table1.A2" office:value-type="string">
            <text:p text:style-name="Table_20_Contents">program</text:p>
          </table:table-cell>
          <table:table-cell table:style-name="Table1.C2" office:value-type="string">
            <text:p text:style-name="Table_20_Contents">The main engine program which ties in the main modules, performs initialization, runs the time-loop, and finalizes the main modules. All MPI communication is handled in this file if compiled with -DMPI. Additionally MPE logging can be activated if -DMPE_LOG is set at compilation time.</text:p>
          </table:table-cell>
        </table:table-row>
        <table:table-row>
          <table:table-cell table:style-name="Table1.A2" office:value-type="string">
            <text:p text:style-name="Table_20_Contents">strings</text:p>
          </table:table-cell>
          <table:table-cell table:style-name="Table1.A2" office:value-type="string">
            <text:p text:style-name="Table_20_Contents">auxiliary</text:p>
          </table:table-cell>
          <table:table-cell table:style-name="Table1.C2" office:value-type="string">
            <text:p text:style-name="Table_20_Contents">Basic string handling as used by all modules.</text:p>
          </table:table-cell>
        </table:table-row>
        <table:table-row>
          <table:table-cell table:style-name="Table1.A2" office:value-type="string">
            <text:p text:style-name="Table_20_Contents">constant</text:p>
          </table:table-cell>
          <table:table-cell table:style-name="Table1.A2" office:value-type="string">
            <text:p text:style-name="Table_20_Contents">auxiliary</text:p>
          </table:table-cell>
          <table:table-cell table:style-name="Table1.C2" office:value-type="string">
            <text:p text:style-name="Table_20_Contents">Some constants used by all modules</text:p>
          </table:table-cell>
        </table:table-row>
        <table:table-row>
          <table:table-cell table:style-name="Table1.A2" office:value-type="string">
            <text:p text:style-name="Table_20_Contents">mpiworld</text:p>
          </table:table-cell>
          <table:table-cell table:style-name="Table1.A2" office:value-type="string">
            <text:p text:style-name="Table_20_Contents">auxiliary</text:p>
          </table:table-cell>
          <table:table-cell table:style-name="Table1.C2" office:value-type="string">
            <text:p text:style-name="Table_20_Contents">The MPI initialization and finalization. Also exports MPI rank and number of processes.</text:p>
          </table:table-cell>
        </table:table-row>
        <table:table-row>
          <table:table-cell table:style-name="Table1.A2" office:value-type="string">
            <text:p text:style-name="Table_20_Contents">reglist</text:p>
          </table:table-cell>
          <table:table-cell table:style-name="Table1.A2" office:value-type="string">
            <text:p text:style-name="Table_20_Contents">lists</text:p>
          </table:table-cell>
          <table:table-cell table:style-name="Table1.C2" office:value-type="string">
            <text:p text:style-name="Table_20_Contents">Manages a list of region objects, which are used to mark box regions or point-lists on the grid.</text:p>
          </table:table-cell>
        </table:table-row>
        <table:table-row>
          <table:table-cell table:style-name="Table1.A2" office:value-type="string">
            <text:p text:style-name="Table_20_Contents">buflist</text:p>
          </table:table-cell>
          <table:table-cell table:style-name="Table1.A2" office:value-type="string">
            <text:p text:style-name="Table_20_Contents">lists</text:p>
          </table:table-cell>
          <table:table-cell table:style-name="Table1.C2" office:value-type="string">
            <text:p text:style-name="Table_20_Contents">Manages a list of buffer objects, which are used to buffer field values over certain regions, e.g. for output.</text:p>
          </table:table-cell>
        </table:table-row>
        <table:table-row>
          <table:table-cell table:style-name="Table1.A2" office:value-type="string">
            <text:p text:style-name="Table_20_Contents">outlist</text:p>
          </table:table-cell>
          <table:table-cell table:style-name="Table1.A2" office:value-type="string">
            <text:p text:style-name="Table_20_Contents">lists</text:p>
          </table:table-cell>
          <table:table-cell table:style-name="Table1.C2" office:value-type="string">
            <text:p text:style-name="Table_20_Contents">Manages a list of output objects, which encapsulate all information relevant to generate output from the fields.</text:p>
          </table:table-cell>
        </table:table-row>
        <table:table-row>
          <table:table-cell table:style-name="Table1.A2" office:value-type="string">
            <text:p text:style-name="Table_20_Contents">list</text:p>
          </table:table-cell>
          <table:table-cell table:style-name="Table1.A2" office:value-type="string">
            <text:p text:style-name="Table_20_Contents">main</text:p>
          </table:table-cell>
          <table:table-cell table:style-name="Table1.C2" office:value-type="string">
            <text:p text:style-name="Table_20_Contents">Glues the initialization and finalization of all the list modules together.</text:p>
          </table:table-cell>
        </table:table-row>
        <table:table-row>
          <table:table-cell table:style-name="Table1.A2" office:value-type="string">
            <text:p text:style-name="Table_20_Contents">grid</text:p>
          </table:table-cell>
          <table:table-cell table:style-name="Table1.A2" office:value-type="string">
            <text:p text:style-name="Table_20_Contents">main</text:p>
          </table:table-cell>
          <table:table-cell table:style-name="Table1.C2" office:value-type="string">
            <text:p text:style-name="Table_20_Contents">The grid which defines the discretised space on which all fields are calculated. </text:p>
          </table:table-cell>
        </table:table-row>
        <table:table-row>
          <table:table-cell table:style-name="Table1.A2" office:value-type="string">
            <text:p text:style-name="Table_20_Contents">fdtd</text:p>
          </table:table-cell>
          <table:table-cell table:style-name="Table1.A2" office:value-type="string">
            <text:p text:style-name="Table_20_Contents">main</text:p>
          </table:table-cell>
          <table:table-cell table:style-name="Table1.C2" office:value-type="string">
            <text:p text:style-name="Table_20_Contents">The electromagnetic fields and the FDTD core algorithm.</text:p>
          </table:table-cell>
        </table:table-row>
        <table:table-row>
          <table:table-cell table:style-name="Table1.A2" office:value-type="string">
            <text:p text:style-name="Table_20_Contents">bound</text:p>
          </table:table-cell>
          <table:table-cell table:style-name="Table1.A2" office:value-type="string">
            <text:p text:style-name="Table_20_Contents">main-hook-boundary</text:p>
          </table:table-cell>
          <table:table-cell table:style-name="Table1.C2" office:value-type="string">
            <text:p text:style-name="Table_20_Contents">Integrates all boundary conditions as configured in the input file.</text:p>
          </table:table-cell>
        </table:table-row>
        <table:table-row>
          <table:table-cell table:style-name="Table1.A2" office:value-type="string">
            <text:p text:style-name="Table_20_Contents">pec</text:p>
          </table:table-cell>
          <table:table-cell table:style-name="Table1.A2" office:value-type="string">
            <text:p text:style-name="Table_20_Contents">boundary</text:p>
          </table:table-cell>
          <table:table-cell table:style-name="Table1.C2" office:value-type="string">
            <text:p text:style-name="Table_20_Contents">Metallic boundary conditions.</text:p>
          </table:table-cell>
        </table:table-row>
        <table:table-row>
          <table:table-cell table:style-name="Table1.A2" office:value-type="string">
            <text:p text:style-name="Table_20_Contents">pml</text:p>
          </table:table-cell>
          <table:table-cell table:style-name="Table1.A2" office:value-type="string">
            <text:p text:style-name="Table_20_Contents">boundary</text:p>
          </table:table-cell>
          <table:table-cell table:style-name="Table1.C2" office:value-type="string">
            <text:p text:style-name="Table_20_Contents">PML boundary conditions.</text:p>
          </table:table-cell>
        </table:table-row>
        <table:table-row>
          <table:table-cell table:style-name="Table1.A2" office:value-type="string">
            <text:p text:style-name="Table_20_Contents">mat</text:p>
          </table:table-cell>
          <table:table-cell table:style-name="Table1.A2" office:value-type="string">
            <text:p text:style-name="Table_20_Contents">main-hook-material</text:p>
          </table:table-cell>
          <table:table-cell table:style-name="Table1.C2" office:value-type="string">
            <text:p text:style-name="Table_20_Contents">Integrates all material and source modules and provides an interface used by the meta main program.</text:p>
          </table:table-cell>
        </table:table-row>
        <table:table-row>
          <table:table-cell table:style-name="Table1.A2" office:value-type="string">
            <text:p text:style-name="Table_20_Contents">diag</text:p>
          </table:table-cell>
          <table:table-cell table:style-name="Table1.A2" office:value-type="string">
            <text:p text:style-name="Table_20_Contents">main-hook-diagnostics</text:p>
          </table:table-cell>
          <table:table-cell table:style-name="Table1.C2" office:value-type="string">
            <text:p text:style-name="Table_20_Contents">Integrates all diagnostics modules and provides an interface used by the meta main program.</text:p>
          </table:table-cell>
        </table:table-row>
        <table:table-row>
          <table:table-cell table:style-name="Table1.A2" office:value-type="string">
            <text:p text:style-name="Table_20_Contents">out</text:p>
          </table:table-cell>
          <table:table-cell table:style-name="Table1.A2" office:value-type="string">
            <text:p text:style-name="Table_20_Contents">main-hook-output</text:p>
          </table:table-cell>
          <table:table-cell table:style-name="Table1.C2" office:value-type="string">
            <text:p text:style-name="Table_20_Contents">Integrates all output modules and provides an interface used by the meta main program.</text:p>
          </table:table-cell>
        </table:table-row>
        <table:table-row>
          <table:table-cell table:style-name="Table1.A2" office:value-type="string">
            <text:p text:style-name="Table_20_Contents">outXXX </text:p>
            <text:p text:style-name="Table_20_Contents">(.e.g. outgpl) </text:p>
          </table:table-cell>
          <table:table-cell table:style-name="Table1.A2" office:value-type="string">
            <text:p text:style-name="Table_20_Contents">output-hook</text:p>
          </table:table-cell>
          <table:table-cell table:style-name="Table1.C2" office:value-type="string">
            <text:p text:style-name="Table_20_Contents">Defines a specific output format as hooked up in “out”. <text:s/>All output-modules must be integrated here. </text:p>
          </table:table-cell>
        </table:table-row>
        <table:table-row>
          <table:table-cell table:style-name="Table1.A2" office:value-type="string">
            <text:p text:style-name="Table_20_Contents">matYYY<text:line-break/>(e.g. matsource)</text:p>
          </table:table-cell>
          <table:table-cell table:style-name="Table1.A2" office:value-type="string">
            <text:p text:style-name="Table_20_Contents">material-module</text:p>
          </table:table-cell>
          <table:table-cell table:style-name="Table1.C2" office:value-type="string">
            <text:p text:style-name="Table_20_Contents">A specific material module as hooked up in “mat”.</text:p>
          </table:table-cell>
        </table:table-row>
        <table:table-row>
          <table:table-cell table:style-name="Table1.A2" office:value-type="string">
            <text:p text:style-name="Table_20_Contents">diagZZZ</text:p>
          </table:table-cell>
          <table:table-cell table:style-name="Table1.A2" office:value-type="string">
            <text:p text:style-name="Table_20_Contents">diagnostics-module</text:p>
          </table:table-cell>
          <table:table-cell table:style-name="Table1.C2" office:value-type="string">
            <text:p text:style-name="Table_20_Contents">A specific diagnostics module as hooked up in “diag”.</text:p>
          </table:table-cell>
        </table:table-row>
        <table:table-row>
          <table:table-cell table:style-name="Table1.A2" office:value-type="string">
            <text:p text:style-name="Table_20_Contents">fdtd_outXXX</text:p>
          </table:table-cell>
          <table:table-cell table:style-name="Table1.A2" office:value-type="string">
            <text:p text:style-name="Table_20_Contents">output-module</text:p>
          </table:table-cell>
          <table:table-cell table:style-name="Table1.C2" office:value-type="string">
            <text:p text:style-name="Table_20_Contents">Provide output functionality for the fdtd module as hooked up in outXXX.</text:p>
          </table:table-cell>
        </table:table-row>
        <table:table-row>
          <table:table-cell table:style-name="Table1.A2" office:value-type="string">
            <text:p text:style-name="Table_20_Contents">matYYY_outXXX</text:p>
            <text:p text:style-name="Table_20_Contents">(e.g. matsource_outgpl)</text:p>
          </table:table-cell>
          <table:table-cell table:style-name="Table1.A2" office:value-type="string">
            <text:p text:style-name="Table_20_Contents">material-output-module</text:p>
          </table:table-cell>
          <table:table-cell table:style-name="Table1.C2" office:value-type="string">
            <text:p text:style-name="Table_20_Contents">Provide output functionality for the matYYY module as hooked up in outXXX.</text:p>
          </table:table-cell>
        </table:table-row>
        <table:table-row table:style-name="Table1.23">
          <table:table-cell table:style-name="Table1.A2" office:value-type="string">
            <text:p text:style-name="Table_20_Contents">diagZZZ_outXXX</text:p>
          </table:table-cell>
          <table:table-cell table:style-name="Table1.A2" office:value-type="string">
            <text:p text:style-name="Table_20_Contents">diagnostics-output-mod.</text:p>
          </table:table-cell>
          <table:table-cell table:style-name="Table1.C2" office:value-type="string">
            <text:p text:style-name="Table_20_Contents">Provide output functionality for the diagZZZ module as hooked up in outXXX.</text:p>
          </table:table-cell>
        </table:table-row>
      </table:table>
      <text:p text:style-name="Text_20_body"/>
      <text:h text:style-name="Heading_20_1" text:outline-level="1">The Engine Input File</text:h>
      <text:p text:style-name="Text_20_body"/>
      <text:p text:style-name="Text_20_body">The meta-engine reads config.&lt;N&gt;.in as input file, where &lt;N&gt; denotes the process rank. For non-mpi job the input file is config.0.in. The format of the input file is a list of data grouped by tags of the form</text:p>
      <text:p text:style-name="Text_20_body">(SECTION</text:p>
      <text:p text:style-name="Text_20_body"><text:s/>.... some data ...</text:p>
      <text:p text:style-name="Text_20_body">)</text:p>
      <text:p text:style-name="Text_20_body">The main sections are (GRID-), (FDTD-) and (BOUND-), where (GRID-) must always come first. Each section can have lists of parameters and nested subsections, eg. (INIT-), (OUT-) and (REG-). For full specifications see the ENGINE-CONFIG-FORMAT text <text:s/>file in the doc directory.</text:p>
      <text:p text:style-name="Text_20_body"/>
      <text:h text:style-name="Heading_20_1" text:outline-level="1">The Engine Output Files</text:h>
      <text:p text:style-name="Text_20_body"/>
      <text:p text:style-name="Text_20_body">The type of output generated depends on the output modules which is being used. E.g., outgpl produces .gpl files, while a module called outhdf may produce .hdf files. The output format can be specified for each file in the (OUT-) sections of the engine input file.</text:p>
      <text:h text:style-name="Heading_20_1" text:outline-level="1">The Engine Execution Sequence</text:h>
      <text:p text:style-name="Text_20_body"/>
      <text:p text:style-name="Text_20_body">The meta main program executes in a sequential execution order. The following table shows the subroutines called by the main program where the second and third column indicate which subroutines are called by the subroutine of the previous column, respectively:</text:p>
      <text:p text:style-name="Text_20_body"/>
      <table:table table:name="Table3" table:style-name="Table3">
        <table:table-column table:style-name="Table3.A"/>
        <table:table-column table:style-name="Table3.B"/>
        <table:table-row>
          <table:table-cell table:style-name="Table3.A1" table:number-columns-spanned="2" office:value-type="string">
            <text:p text:style-name="Table_20_Contents">Initialization</text:p>
          </table:table-cell>
          <table:covered-table-cell/>
        </table:table-row>
        <table:table-row>
          <table:table-cell table:style-name="Table3.A2" office:value-type="string">
            <text:p text:style-name="Table_20_Contents"/>
          </table:table-cell>
          <table:table-cell>
            <table:table table:is-sub-table="true">
              <table:table-column table:style-name="Table3.B2.1"/>
              <table:table-column table:style-name="Table3.B2.2"/>
              <table:table-column table:style-name="Table3.B2.3"/>
              <table:table-row>
                <table:table-cell table:style-name="Table3.A2" office:value-type="string">
                  <text:p text:style-name="Table_20_Contents">InitializeMPIWorld /mpiworld</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InitializeList /list</text:p>
                </table:table-cell>
                <table:table-cell table:style-name="Table3.A2" office:value-type="string">
                  <text:p text:style-name="Table_20_Contents">InitializeRegList <text:line-break/>InitializeBufList<text:line-break/>InitializeOutList</text:p>
                </table:table-cell>
                <table:table-cell table:style-name="Table3.B2.3.1" office:value-type="string">
                  <text:p text:style-name="Table_20_Contents"/>
                </table:table-cell>
              </table:table-row>
              <table:table-row>
                <table:table-cell table:style-name="Table3.A2" office:value-type="string">
                  <text:p text:style-name="Table_20_Contents">ReadConfig /config</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InitializeFdtd /fdtd</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InitializeBound /bound</text:p>
                </table:table-cell>
                <table:table-cell table:style-name="Table3.A2" office:value-type="string">
                  <text:p text:style-name="Table_20_Contents">InitializePec<text:line-break/>InitializePml</text:p>
                </table:table-cell>
                <table:table-cell table:style-name="Table3.B2.3.1" office:value-type="string">
                  <text:p text:style-name="Table_20_Contents"/>
                </table:table-cell>
              </table:table-row>
              <table:table-row>
                <table:table-cell table:style-name="Table3.A2" office:value-type="string">
                  <text:p text:style-name="Table_20_Contents">InitializeMat /mat</text:p>
                </table:table-cell>
                <table:table-cell table:style-name="Table3.A2" office:value-type="string">
                  <text:p text:style-name="Table_20_Contents">InitializeMatSource</text:p>
                  <text:p text:style-name="Table_20_Contents">...</text:p>
                </table:table-cell>
                <table:table-cell table:style-name="Table3.B2.3.1" office:value-type="string">
                  <text:p text:style-name="Table_20_Contents"/>
                </table:table-cell>
              </table:table-row>
              <table:table-row>
                <table:table-cell table:style-name="Table3.A2" office:value-type="string">
                  <text:p text:style-name="Table_20_Contents">InitializeDiag /diag</text:p>
                </table:table-cell>
                <table:table-cell table:style-name="Table3.A2" office:value-type="string">
                  <text:p text:style-name="Table_20_Contents">...</text:p>
                </table:table-cell>
                <table:table-cell table:style-name="Table3.B2.3.1" office:value-type="string">
                  <text:p text:style-name="Table_20_Contents"/>
                </table:table-cell>
              </table:table-row>
              <table:table-row>
                <table:table-cell table:style-name="Table3.A2" office:value-type="string">
                  <text:p text:style-name="Table_20_Contents">InitializeOut /out</text:p>
                </table:table-cell>
                <table:table-cell table:style-name="Table3.A2" office:value-type="string">
                  <text:p text:style-name="Table_20_Contents">InitializeOutgplObj</text:p>
                  <text:p text:style-name="Table_20_Contents">...</text:p>
                </table:table-cell>
                <table:table-cell table:style-name="Table3.B2.3.1" office:value-type="string">
                  <text:p text:style-name="Table_20_Contents">InitializeFdtdOutgplObj</text:p>
                  <text:p text:style-name="Table_20_Contents">InitializeMatSourceOutgplObj</text:p>
                  <text:p text:style-name="Table_20_Contents">...</text:p>
                </table:table-cell>
              </table:table-row>
            </table:table>
          </table:table-cell>
        </table:table-row>
        <table:table-row>
          <table:table-cell table:style-name="Table3.B2.3.1" table:number-columns-spanned="2" office:value-type="string">
            <text:p text:style-name="Table_20_Contents">Time loop (ncyc=1 ... NCYCMAX)</text:p>
          </table:table-cell>
          <table:covered-table-cell/>
        </table:table-row>
        <table:table-row>
          <table:table-cell table:style-name="Table3.A2" office:value-type="string">
            <text:p text:style-name="Table_20_Contents"/>
          </table:table-cell>
          <table:table-cell>
            <table:table table:is-sub-table="true">
              <table:table-column table:style-name="Table3.B2.1"/>
              <table:table-column table:style-name="Table3.B2.2"/>
              <table:table-column table:style-name="Table3.B2.3"/>
              <table:table-row>
                <table:table-cell table:style-name="Table3.A2" office:value-type="string">
                  <text:p text:style-name="Table_20_Contents">StepH /fdtd</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StepHMat /mat</text:p>
                </table:table-cell>
                <table:table-cell table:style-name="Table3.A2" office:value-type="string">
                  <text:p text:style-name="Table_20_Contents">StepHMatSource</text:p>
                  <text:p text:style-name="Table_20_Contents">...</text:p>
                </table:table-cell>
                <table:table-cell table:style-name="Table3.B2.3.1" office:value-type="string">
                  <text:p text:style-name="Table_20_Contents"/>
                </table:table-cell>
              </table:table-row>
              <table:table-row>
                <table:table-cell table:style-name="Table3.A2" office:value-type="string">
                  <text:p text:style-name="Table_20_Contents">StepHBound /bound</text:p>
                </table:table-cell>
                <table:table-cell table:style-name="Table3.A2" office:value-type="string">
                  <text:p text:style-name="Table_20_Contents">StepHPml</text:p>
                </table:table-cell>
                <table:table-cell table:style-name="Table3.B2.3.1" office:value-type="string">
                  <text:p text:style-name="Table_20_Contents"/>
                </table:table-cell>
              </table:table-row>
              <table:table-row>
                <table:table-cell table:style-name="Table3.B2.3.1" table:number-columns-spanned="3" office:value-type="string">
                  <text:p text:style-name="Table_20_Contents">ISEND/IRECV COMMS H</text:p>
                </table:table-cell>
                <table:covered-table-cell/>
                <table:covered-table-cell/>
              </table:table-row>
              <table:table-row>
                <table:table-cell table:style-name="Table3.A2" office:value-type="string">
                  <text:p text:style-name="Table_20_Contents">StepHDiag /mat</text:p>
                </table:table-cell>
                <table:table-cell table:style-name="Table3.A2" office:value-type="string">
                  <text:p text:style-name="Table_20_Contents">...</text:p>
                </table:table-cell>
                <table:table-cell table:style-name="Table3.B2.3.1" office:value-type="string">
                  <text:p text:style-name="Table_20_Contents"/>
                </table:table-cell>
              </table:table-row>
              <table:table-row>
                <table:table-cell table:style-name="Table3.A2" office:value-type="string">
                  <text:p text:style-name="Table_20_Contents">WriteDataOut /out</text:p>
                </table:table-cell>
                <table:table-cell table:style-name="Table3.A2" office:value-type="string">
                  <text:p text:style-name="Table_20_Contents">WriteDataOutgplObj</text:p>
                  <text:p text:style-name="Table_20_Contents">...</text:p>
                </table:table-cell>
                <table:table-cell table:style-name="Table3.B2.3.1" office:value-type="string">
                  <text:p text:style-name="Table_20_Contents">WriteDataFdtdOutgplObj</text:p>
                  <text:p text:style-name="Table_20_Contents">WriteDataMatSourceOutgplObj</text:p>
                  <text:p text:style-name="Table_20_Contents">..</text:p>
                </table:table-cell>
              </table:table-row>
              <table:table-row>
                <table:table-cell table:style-name="Table3.B2.3.1" table:number-columns-spanned="3" office:value-type="string">
                  <text:p text:style-name="Table_20_Contents"><text:bookmark-start text:name="DDE_LINK1"/>WAIT COMMS H<text:bookmark-end text:name="DDE_LINK1"/></text:p>
                </table:table-cell>
                <table:covered-table-cell/>
                <table:covered-table-cell/>
              </table:table-row>
              <table:table-row>
                <table:table-cell table:style-name="Table3.A2" office:value-type="string">
                  <text:p text:style-name="Table_20_Contents">StepE /fdtd</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StepEMat /mat</text:p>
                </table:table-cell>
                <table:table-cell table:style-name="Table3.A2" office:value-type="string">
                  <text:p text:style-name="Table_20_Contents">StepEMatSource</text:p>
                  <text:p text:style-name="Table_20_Contents">...</text:p>
                </table:table-cell>
                <table:table-cell table:style-name="Table3.B2.3.1" office:value-type="string">
                  <text:p text:style-name="Table_20_Contents"/>
                </table:table-cell>
              </table:table-row>
              <table:table-row>
                <table:table-cell table:style-name="Table3.A2" office:value-type="string">
                  <text:p text:style-name="Table_20_Contents">StepEBound /bound</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B2.3.1" table:number-columns-spanned="3" office:value-type="string">
                  <text:p text:style-name="Table_20_Contents">ISEND/IRECV COMMS E</text:p>
                </table:table-cell>
                <table:covered-table-cell/>
                <table:covered-table-cell/>
              </table:table-row>
              <table:table-row>
                <table:table-cell table:style-name="Table3.A2" office:value-type="string">
                  <text:p text:style-name="Table_20_Contents">StepEDiag /diag</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WriteDataOut /out</text:p>
                </table:table-cell>
                <table:table-cell table:style-name="Table3.A2" office:value-type="string">
                  <text:p text:style-name="Table_20_Contents">WriteDataOutgplObj</text:p>
                </table:table-cell>
                <table:table-cell table:style-name="Table3.B2.3.1" office:value-type="string">
                  <text:p text:style-name="Table_20_Contents">WriteDataFdtdOutgplObj</text:p>
                  <text:p text:style-name="Table_20_Contents">WriteDataMatSourceOutgplObj</text:p>
                </table:table-cell>
              </table:table-row>
              <table:table-row>
                <table:table-cell table:style-name="Table3.B2.3.1" table:number-columns-spanned="3" office:value-type="string">
                  <text:p text:style-name="Table_20_Contents">WAIT COMMS E</text:p>
                </table:table-cell>
                <table:covered-table-cell/>
                <table:covered-table-cell/>
              </table:table-row>
            </table:table>
          </table:table-cell>
        </table:table-row>
        <table:table-row>
          <table:table-cell table:style-name="Table3.B2.3.1" table:number-columns-spanned="2" office:value-type="string">
            <text:p text:style-name="Table_20_Contents">Finalization</text:p>
          </table:table-cell>
          <table:covered-table-cell/>
        </table:table-row>
        <table:table-row>
          <table:table-cell table:style-name="Table3.A2" office:value-type="string">
            <text:p text:style-name="Table_20_Contents"/>
          </table:table-cell>
          <table:table-cell>
            <table:table table:is-sub-table="true">
              <table:table-column table:style-name="Table3.B2.1"/>
              <table:table-column table:style-name="Table3.B2.2"/>
              <table:table-column table:style-name="Table3.B2.3"/>
              <table:table-row>
                <table:table-cell table:style-name="Table3.A2" office:value-type="string">
                  <text:p text:style-name="Table_20_Contents">FinalizeOut /out</text:p>
                </table:table-cell>
                <table:table-cell table:style-name="Table3.A2" office:value-type="string">
                  <text:p text:style-name="Table_20_Contents">FinalizeOutgplObj</text:p>
                  <text:p text:style-name="Table_20_Contents">...</text:p>
                </table:table-cell>
                <table:table-cell table:style-name="Table3.B2.3.1" office:value-type="string">
                  <text:p text:style-name="Table_20_Contents">FinalizeFdtdOutgplObj</text:p>
                  <text:p text:style-name="Table_20_Contents">FinalizeMatSourceOutgplObj</text:p>
                  <text:p text:style-name="Table_20_Contents">...</text:p>
                </table:table-cell>
              </table:table-row>
              <table:table-row>
                <table:table-cell table:style-name="Table3.A2" office:value-type="string">
                  <text:p text:style-name="Table_20_Contents">FinalizeMat /mat</text:p>
                </table:table-cell>
                <table:table-cell table:style-name="Table3.A2" office:value-type="string">
                  <text:p text:style-name="Table_20_Contents">FinalizeMatSource</text:p>
                  <text:p text:style-name="Table_20_Contents">...</text:p>
                </table:table-cell>
                <table:table-cell table:style-name="Table3.B2.3.1" office:value-type="string">
                  <text:p text:style-name="Table_20_Contents"/>
                </table:table-cell>
              </table:table-row>
              <table:table-row>
                <table:table-cell table:style-name="Table3.A2" office:value-type="string">
                  <text:p text:style-name="Table_20_Contents">FinalizeDiag /diag</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FinalizeBound /bound</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FinalizeFdtd /fdtd</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FinalizeGrid /grid</text:p>
                </table:table-cell>
                <table:table-cell table:style-name="Table3.A2" office:value-type="string">
                  <text:p text:style-name="Table_20_Contents"/>
                </table:table-cell>
                <table:table-cell table:style-name="Table3.B2.3.1" office:value-type="string">
                  <text:p text:style-name="Table_20_Contents"/>
                </table:table-cell>
              </table:table-row>
              <table:table-row>
                <table:table-cell table:style-name="Table3.A2" office:value-type="string">
                  <text:p text:style-name="Table_20_Contents">FinalizeList /list</text:p>
                </table:table-cell>
                <table:table-cell table:style-name="Table3.A2" office:value-type="string">
                  <text:p text:style-name="Table_20_Contents">FinalizeRegList <text:line-break/>FinalizeBufList<text:line-break/>FinalizeOutList</text:p>
                </table:table-cell>
                <table:table-cell table:style-name="Table3.B2.3.1" office:value-type="string">
                  <text:p text:style-name="Table_20_Contents"/>
                </table:table-cell>
              </table:table-row>
            </table:table>
          </table:table-cell>
        </table:table-row>
        <table:table-row>
          <table:table-cell table:style-name="Table3.B2.3.1" table:number-columns-spanned="2" office:value-type="string">
            <text:p text:style-name="Table_20_Contents"/>
          </table:table-cell>
          <table:covered-table-cell/>
        </table:table-row>
      </table:table>
      <text:p text:style-name="Text_20_body"/>
      <text:h text:style-name="Heading_20_1" text:outline-level="1">Building Major Variants of the Engine</text:h>
      <text:p text:style-name="Text_20_body"/>
      <text:p text:style-name="Text_20_body">The M4 macro processor allows to build different versions of the meta-engine from the same sources. This is supported by the Makefile in src and src/engine which reads the following variables:</text:p>
      <text:p text:style-name="Text_20_body"/>
      <table:table table:name="Table2" table:style-name="Table2">
        <table:table-column table:style-name="Table2.A" table:number-columns-repeated="2"/>
        <table:table-row>
          <table:table-cell table:style-name="Table2.A1" office:value-type="string">
            <text:p text:style-name="Table_20_Contents">ARCH=&lt;compiler&gt;</text:p>
          </table:table-cell>
          <table:table-cell table:style-name="Table2.B1" office:value-type="string">
            <text:p text:style-name="Table_20_Contents">Use Make.&lt;compiler&gt; to build the engine. Default is to use Make.default.</text:p>
          </table:table-cell>
        </table:table-row>
        <table:table-row>
          <table:table-cell table:style-name="Table2.A2" office:value-type="string">
            <text:p text:style-name="Table_20_Contents">DBG=1</text:p>
          </table:table-cell>
          <table:table-cell table:style-name="Table2.B2" office:value-type="string">
            <text:p text:style-name="Table_20_Contents">Build engine with no optimizations, boundary checks, floating point exceptions check, debug symbols and additional debug messages. Default is no debug (DBG=).</text:p>
          </table:table-cell>
        </table:table-row>
        <table:table-row>
          <table:table-cell table:style-name="Table2.A2" office:value-type="string">
            <text:p text:style-name="Table_20_Contents">OMP=1</text:p>
          </table:table-cell>
          <table:table-cell table:style-name="Table2.B2" office:value-type="string">
            <text:p text:style-name="Table_20_Contents">Build engine with OPENMP compiler support. This affects the Step loops in FDTD and PML. Default is to build without OPENMP support (OMP=).</text:p>
          </table:table-cell>
        </table:table-row>
        <table:table-row>
          <table:table-cell table:style-name="Table2.A2" office:value-type="string">
            <text:p text:style-name="Table_20_Contents">MPI=1</text:p>
          </table:table-cell>
          <table:table-cell table:style-name="Table2.B2" office:value-type="string">
            <text:p text:style-name="Table_20_Contents">Build parallel MPI version of the engine. Note, that separate input files for each process rank must be provided. Default is to build without MPI support (MPI=). Note, that MPI=1 must be used in conjunction with DIM=3.</text:p>
          </table:table-cell>
        </table:table-row>
        <table:table-row>
          <table:table-cell table:style-name="Table2.A2" office:value-type="string">
            <text:p text:style-name="Table_20_Contents">DIM=1|2|3</text:p>
          </table:table-cell>
          <table:table-cell table:style-name="Table2.B2" office:value-type="string">
            <text:p text:style-name="Table_20_Contents">Build 1,2, or 3 dimensional version of engine. Note that this has impact on the engine input file, which are not compatible for different dimensions. Default is DIM=3.</text:p>
          </table:table-cell>
        </table:table-row>
        <table:table-row>
          <table:table-cell table:style-name="Table2.A2" office:value-type="string">
            <text:p text:style-name="Table_20_Contents">CF=1</text:p>
          </table:table-cell>
          <table:table-cell table:style-name="Table2.B2" office:value-type="string">
            <text:p text:style-name="Table_20_Contents">Build a complex fields variant of the engine. Note, that this has impact on the output files of the engine. Default is to build the real field version (CF=).</text:p>
          </table:table-cell>
        </table:table-row>
        <table:table-row>
          <table:table-cell table:style-name="Table2.A2" office:value-type="string">
            <text:p text:style-name="Table_20_Contents">TE=1</text:p>
          </table:table-cell>
          <table:table-cell table:style-name="Table2.B2" office:value-type="string">
            <text:p text:style-name="Table_20_Contents">Build a version of the engine that allows to configure anisotropic passive media. Default is to use isotropic epsilon (TE=).</text:p>
          </table:table-cell>
        </table:table-row>
      </table:table>
      <text:p text:style-name="Text_20_body"/>
      <text:p text:style-name="Text_20_body">It should be noted that, when building the engine with reduced dimensions, an implicit assumption is made, that the fields are isotropic in the neglected dimensions. E.g., the 1 dimensional version assumes a plane wave that propagates in z-direction, which the wave fronts being infinitely extended y-z planes. The 2 dimensional version assumes isotropy in z direction,that is, every plane with z=z0 looks the same for each z0.</text:p>
      <text:p text:style-name="Text_20_body"/>
      <text:p text:style-name="Text_20_body">The engine reports at startup the flags and options which have been used in the build process as well as a list of modules which have been build into the engine.</text:p>
      <text:p text:style-name="Text_20_body"/>
      <text:p text:style-name="Text_20_body">For details about how to build the engine refer to the ENGINE-BUILD text file in the doc folder.</text:p>
      <text:p text:style-name="Text_20_body"/>
      <text:h text:style-name="Heading_20_1" text:outline-level="1">Adding Materials and Diagnostics to the Engine</text:h>
      <text:p text:style-name="Text_20_body"/>
      <text:p text:style-name="Text_20_body">One of the major design criteria was to make the integration of material and diagnostic modules easy and consistent. In the past, it was the requirements for special diagnostics (e.g. DFT, TFSF) or materials (e.g. DRUDE, LORENTZ) that lead to new branches of the original code. For this reason, the meta code allows to add new material modules without altering any of the other .f90's source files. Over time a rich library of materials and diagnostics can be developed without compromising the stability of the core.</text:p>
      <text:p text:style-name="Text_20_body"/>
      <text:p text:style-name="Text_20_body">The ENGINE-ADD-MODULES document describes step-by-step how material and diagnostics modules must be designed and integrated.</text:p>
      <text:p text:style-name="Text_20_body"/>
      <text:h text:style-name="Heading_20_1" text:outline-level="1">Adding Boundary Conditions to the Engine</text:h>
      <text:p text:style-name="Text_20_body"/>
      <text:p text:style-name="Text_20_body">The “bound” module hooks up various boundary conditions to the core FDTD algorithm. Each type of boundary condition is identified by an integer number:</text:p>
      <table:table table:name="Table4" table:style-name="Table4">
        <table:table-column table:style-name="Table4.A" table:number-columns-repeated="2"/>
        <table:table-row>
          <table:table-cell table:style-name="Table4.A1" office:value-type="string">
            <text:p text:style-name="Table_20_Contents">PEC</text:p>
          </table:table-cell>
          <table:table-cell table:style-name="Table4.B1" office:value-type="string">
            <text:p text:style-name="Table_20_Contents">0</text:p>
          </table:table-cell>
        </table:table-row>
        <table:table-row>
          <table:table-cell table:style-name="Table4.A2" office:value-type="string">
            <text:p text:style-name="Table_20_Contents">PML</text:p>
          </table:table-cell>
          <table:table-cell table:style-name="Table4.B2" office:value-type="string">
            <text:p text:style-name="Table_20_Contents">1</text:p>
          </table:table-cell>
        </table:table-row>
      </table:table>
      <text:p text:style-name="Text_20_body"/>
      <text:p text:style-name="Text_20_body">In order to register a new boundary condition, a module similar to “pec” or “pml” has to be written, which must supply a similar set of subroutines. These subroutines must then be entered into the “bound” module. The implementation of new boundary conditions is meant to be easy but is not quite as effortless as the implementation of new materi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2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7-12-06T07:30:51</meta:creation-date>
    <dc:date>2007-12-20T03:46:32</dc:date>
    <meta:printed-by>Dr Hamm</meta:printed-by>
    <meta:print-date>2007-12-06T14:04:17</meta:print-date>
    <dc:language>en-GB</dc:language>
    <meta:editing-cycles>21</meta:editing-cycles>
    <meta:editing-duration>PT18H42M51S</meta:editing-duration>
    <meta:user-defined meta:name="Info 1"/>
    <meta:user-defined meta:name="Info 2"/>
    <meta:user-defined meta:name="Info 3"/>
    <meta:user-defined meta:name="Info 4"/>
    <meta:document-statistic meta:table-count="4" meta:image-count="0" meta:object-count="0" meta:page-count="9" meta:paragraph-count="209" meta:word-count="2202" meta:character-count="13533"/>
  </office:meta>
</office:document-meta>
</file>